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style:contextual-spacing="false" style:page-number="auto"/>
      <style:text-properties style:font-name="Georgia" officeooo:rsid="000d47df" officeooo:paragraph-rsid="000d47df" style:font-name-complex="Georgia"/>
    </style:style>
    <style:style style:name="P2" style:family="paragraph" style:parent-style-name="Standard">
      <style:paragraph-properties fo:margin-top="0in" fo:margin-bottom="0in" style:contextual-spacing="false"/>
      <style:text-properties style:font-name="Georgia" officeooo:rsid="000d47df" officeooo:paragraph-rsid="000d47df" style:font-name-complex="Georgia"/>
    </style:style>
    <style:style style:name="T1" style:family="text">
      <style:text-properties officeooo:rsid="000ec94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pter One</text:p>
      <text:p text:style-name="P2"/>
      <text:p text:style-name="P2"><text:s text:c="5"/><text:span text:style-name="T1">Victoria was spitting out data left and right like she was going haywir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pitch="variable"/>
    <style:font-face style:name="Georgia" svg:font-family="Georgi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orphans="2" fo:widows="2" style:writing-mode="lr-tb"/>
      <style:text-properties style:use-window-font-color="true" loext:opacity="0%" style:font-name="Calibri" fo:font-family="Calibri" style:font-pitch="variable" fo:font-size="11pt" fo:language="en" fo:country="US" style:font-name-asian="Calibri" style:font-family-asian="Calibri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8-18T21:43:12.465000000</meta:creation-date>
    <dc:date>2022-10-01T18:37:15.610000000</dc:date>
    <meta:editing-cycles>4</meta:editing-cycles>
    <meta:generator>LibreOffice/7.4.1.2$Windows_X86_64 LibreOffice_project/3c58a8f3a960df8bc8fd77b461821e42c061c5f0</meta:generator>
    <meta:editing-duration>PT57S</meta:editing-duration>
    <meta:document-statistic meta:table-count="0" meta:image-count="0" meta:object-count="0" meta:page-count="1" meta:paragraph-count="2" meta:word-count="15" meta:character-count="89" meta:non-whitespace-character-count="71"/>
  </office:meta>
</office:document-meta>
</file>